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a<text:tab/>bbb<text:line-break/>ccc<text:line-break/><text:line-break/>ddd<text:line-break/><text:tab/>eeee<text:line-break/><text:tab/><text:tab/>fff<text:line-break/><text:line-break/>ggg<text:tab/><text:tab/>hh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10-28T15:19:35.10</dc:date>
    <meta:editing-duration>PT4H36M4S</meta:editing-duration>
    <meta:editing-cycles>9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1" meta:word-count="1" meta:character-count="16" meta:non-whitespace-character-count="16"/>
  </office:meta>
</office:document-meta>
</file>